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14pt" fo:font-weight="bold" officeooo:rsid="000560cf" officeooo:paragraph-rsid="000560cf" style:font-size-asian="14pt" style:font-weight-asian="bold" style:font-name-complex="B Mitra" style:font-size-complex="14pt" style:font-weight-complex="bold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14pt" officeooo:rsid="000560cf" officeooo:paragraph-rsid="000560cf" style:font-size-asian="14pt" style:font-name-complex="B Mitra" style:font-size-complex="14pt"/>
    </style:style>
    <style:style style:name="P3" style:family="paragraph" style:parent-style-name="Standard">
      <style:paragraph-properties fo:text-align="center" style:justify-single-word="false" style:writing-mode="rl-tb"/>
      <style:text-properties officeooo:rsid="000560cf" officeooo:paragraph-rsid="000560cf"/>
    </style:style>
    <style:style style:name="P4" style:family="paragraph" style:parent-style-name="Standard">
      <style:paragraph-properties fo:text-align="center" style:justify-single-word="false" style:writing-mode="rl-tb"/>
      <style:text-properties fo:font-size="22pt" fo:font-weight="bold" officeooo:rsid="000560cf" officeooo:paragraph-rsid="000560cf" style:font-size-asian="22pt" style:font-weight-asian="bold" style:font-name-complex="B Mitra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به نام خدا</text:p>
      <text:p text:style-name="P3"/>
      <text:p text:style-name="P3"/>
      <text:p text:style-name="P3"/>
      <text:p text:style-name="P3"/>
      <text:p text:style-name="P3"/>
      <text:p text:style-name="P4"/>
      <text:p text:style-name="P4">شروع کار با زبان برنامه‌نویسی ارلنگ</text:p>
      <text:p text:style-name="P4"/>
      <text:p text:style-name="P3"/>
      <text:p text:style-name="P2">نسخه ۵.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volt </meta:initial-creator>
    <meta:creation-date>2013-12-29T11:27:23.040536386</meta:creation-date>
    <dc:date>2013-12-29T11:30:20.210882239</dc:date>
    <dc:creator>revolt </dc:creator>
    <meta:editing-duration>P0D</meta:editing-duration>
    <meta:editing-cycles>1</meta:editing-cycles>
    <meta:document-statistic meta:table-count="0" meta:image-count="0" meta:object-count="0" meta:page-count="1" meta:paragraph-count="3" meta:word-count="11" meta:character-count="52" meta:non-whitespace-character-count="44"/>
    <meta:generator>LibreOffice/4.1.3.2$Linux_X86_64 LibreOffice_project/410m0$Build-2</meta:generator>
  </office:meta>
</office:document-meta>
</file>